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44.8" table:formula="of:=SUM([.C2:.E2])*1.4" table:style-name="ce2">
            <text:p>44,8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2" table:formula="of:=[Тесты.B2]" table:style-name="ce1">
            <text:p>32</text:p>
          </table:table-cell>
          <table:table-cell office:value-type="float" office:value="0" table:formula="of:=[Лабы.B2]" table:style-name="ce1">
            <text:p>0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85.4" table:formula="of:=MAX([.$B$2:.$B$50])*0.8" table:style-name="ce1">
            <text:p>85,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64.05" table:formula="of:=MAX([.$B$2:.$B$50])*0.6" table:style-name="ce1">
            <text:p>64,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1.35" table:formula="of:=MAX([.$B$2:.$B$50])*0.2" table:style-name="ce1">
            <text:p>21,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68.699999999999989" table:formula="of:=SUM([.C5:.E5])" table:style-name="ce2">
            <text:p>68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33" table:formula="of:=[Тесты.B5]" table:style-name="ce1">
            <text:p>33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34" table:formula="of:=SUM([.C6:.E6])" table:style-name="ce2">
            <text:p>34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34" table:formula="of:=[Тесты.B6]" table:style-name="ce1">
            <text:p>34</text:p>
          </table:table-cell>
          <table:table-cell office:value-type="float" office:value="0" table:formula="of:=[Лабы.B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([.C7:.E7])" table:style-name="ce2">
            <text:p>24</text:p>
          </table:table-cell>
          <table:table-cell office:value-type="float" office:value="0" table:formula="of:=[Сообщения.B7]" table:style-name="ce1">
            <text:p>0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75" table:formula="of:=SUM([.C8:.E8])" table:style-name="ce2">
            <text:p>75</text:p>
          </table:table-cell>
          <table:table-cell office:value-type="float" office:value="51" table:formula="of:=[Сообщения.B8]" table:style-name="ce1">
            <text:p>51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6.849999999999994" table:formula="of:=SUM([.C9:.E9])" table:style-name="ce2">
            <text:p>56,85</text:p>
          </table:table-cell>
          <table:table-cell office:value-type="float" office:value="0" table:formula="of:=[Сообщения.B9]" table:style-name="ce1">
            <text:p>0</text:p>
          </table:table-cell>
          <table:table-cell office:value-type="float" office:value="39" table:formula="of:=[Тесты.B9]" table:style-name="ce1">
            <text:p>39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([.C10:.E10])" table:style-name="ce2">
            <text:p>16</text:p>
          </table:table-cell>
          <table:table-cell office:value-type="float" office:value="0" table:formula="of:=[Сообщения.B10]" table:style-name="ce1">
            <text:p>0</text:p>
          </table:table-cell>
          <table:table-cell office:value-type="float" office:value="16" table:formula="of:=[Тесты.B10]" table:style-name="ce1">
            <text:p>16</text:p>
          </table:table-cell>
          <table:table-cell office:value-type="float" office:value="0" table:formula="of:=[Лабы.B10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([.C12:.E12])" table:style-name="ce2">
            <text:p>16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16" table:formula="of:=[Тесты.B12]" table:style-name="ce1">
            <text:p>16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06.75" table:formula="of:=SUM([.C13:.E13])" table:style-name="ce2">
            <text:p>106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43" table:formula="of:=[Тесты.B13]" table:style-name="ce1">
            <text:p>43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4.95" table:formula="of:=SUM([.C14:.E14])" table:style-name="ce2">
            <text:p>44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22" table:formula="of:=[Тесты.B14]" table:style-name="ce1">
            <text:p>22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([.C15:.E15])" table:style-name="ce2">
            <text:p>10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10" table:formula="of:=[Тесты.B15]" table:style-name="ce1">
            <text:p>10</text:p>
          </table:table-cell>
          <table:table-cell office:value-type="float" office:value="0" table:formula="of:=[Лабы.B1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([.C16:.E16])" table:style-name="ce2">
            <text:p>27</text:p>
          </table:table-cell>
          <table:table-cell office:value-type="float" office:value="0" table:formula="of:=[Сообщения.B16]" table:style-name="ce1">
            <text:p>0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0" table:formula="of:=[Лабы.B1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([.C17:.E17])" table:style-name="ce2">
            <text:p>30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30" table:formula="of:=[Тесты.B17]" table:style-name="ce1">
            <text:p>30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2" table:formula="of:=SUMPRODUCT(([.C2:.Z2]&lt;&gt;&quot;&quot;)*(COUNTA([.$A$2:.$A$50]) - [.C2:.Z2] + 1))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3" table:formula="of:=SUMPRODUCT(([.C5:.Z5]&lt;&gt;&quot;&quot;)*(COUNTA([.$A$2:.$A$50]) - [.C5:.Z5] + 1))" table:style-name="ce1">
            <text:p>3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34" table:formula="of:=SUMPRODUCT(([.C6:.Z6]&lt;&gt;&quot;&quot;)*(COUNTA([.$A$2:.$A$50]) - [.C6:.Z6] + 1))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9" table:formula="of:=SUMPRODUCT(([.C9:.Z9]&lt;&gt;&quot;&quot;)*(COUNTA([.$A$2:.$A$50]) - [.C9:.Z9] + 1))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PRODUCT(([.C10:.Z10]&lt;&gt;&quot;&quot;)*(COUNTA([.$A$2:.$A$50]) - [.C10:.Z10] + 1))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PRODUCT(([.C12:.Z12]&lt;&gt;&quot;&quot;)*(COUNTA([.$A$2:.$A$50]) - [.C12:.Z12] + 1))" table:style-name="ce1">
            <text:p>1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3" table:formula="of:=SUMPRODUCT(([.C13:.Z13]&lt;&gt;&quot;&quot;)*(COUNTA([.$A$2:.$A$50]) - [.C13:.Z13] + 1))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" table:formula="of:=SUMPRODUCT(([.C14:.Z14]&lt;&gt;&quot;&quot;)*(COUNTA([.$A$2:.$A$50]) - [.C14:.Z14] + 1)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PRODUCT(([.C15:.Z15]&lt;&gt;&quot;&quot;)*(COUNTA([.$A$2:.$A$50]) - [.C15:.Z15] + 1))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PRODUCT(([.C17:.Z17]&lt;&gt;&quot;&quot;)*(COUNTA([.$A$2:.$A$50]) - [.C17:.Z17] + 1))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1" table:formula="of:=SUM([.C8:.E8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0" table:formula="of:=SUM([.C9:.E9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SUM([.C2:.E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E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0-30T15:15:48Z</dc:date>
    <meta:editing-cycles>5</meta:editing-cycles>
    <meta:editing-duration>PT759S</meta:editing-duration>
  </office:meta>
</office:document-meta>
</file>